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14cm" draw:marker-start-width="0.221cm" draw:marker-end-width="0.221cm" draw:fill-color="#3465a4" draw:textarea-horizontal-align="justify" draw:textarea-vertical-align="middle" draw:auto-grow-height="false" fo:min-height="0.136cm" fo:min-width="0cm" fo:padding-top="0.132cm" fo:padding-bottom="0.132cm" fo:padding-left="0.257cm" fo:padding-right="0.257cm"/>
    </style:style>
    <style:style style:name="gr2" style:family="graphic" style:parent-style-name="standard">
      <style:graphic-properties draw:stroke="none" svg:stroke-width="0.014cm" svg:stroke-color="#ffffff" draw:marker-start-width="0.221cm" draw:marker-end-width="0.221cm" draw:fill="none" draw:fill-color="#ffffff" draw:textarea-vertical-align="middle" draw:auto-grow-height="false" fo:min-height="0cm" fo:min-width="0cm" fo:padding-top="0.132cm" fo:padding-bottom="0.132cm" fo:padding-left="0.257cm" fo:padding-right="0.257cm"/>
    </style:style>
    <style:style style:name="gr3" style:family="graphic" style:parent-style-name="standard">
      <style:graphic-properties draw:stroke="none" draw:stroke-dash="Dashed_20__28_var_29__20_1" svg:stroke-width="0cm" svg:stroke-color="#3465a4" draw:stroke-linejoin="none" svg:stroke-linecap="butt" draw:fill="none" draw:fill-color="#ffffff" draw:textarea-horizontal-align="center" draw:textarea-vertical-align="middle"/>
    </style:style>
    <style:style style:name="gr4" style:family="graphic" style:parent-style-name="standard">
      <style:graphic-properties svg:stroke-width="0.04cm" svg:stroke-color="#ffffff" draw:marker-start-width="0.3cm" draw:marker-end-width="0.3cm" draw:fill="none" draw:textarea-horizontal-align="justify" draw:textarea-vertical-align="middle" draw:auto-grow-height="false" fo:min-height="0cm" fo:min-width="0cm" fo:padding-top="0.145cm" fo:padding-bottom="0.145cm" fo:padding-left="0.27cm" fo:padding-right="0.27cm"/>
    </style:style>
    <style:style style:name="gr5" style:family="graphic" style:parent-style-name="standard">
      <style:graphic-properties draw:stroke="solid" svg:stroke-width="0.01cm" svg:stroke-color="#ffffff" draw:marker-start-width="0.23cm" draw:marker-end-width="0.23cm" draw:fill-color="#ffffff" draw:textarea-horizontal-align="justify" draw:textarea-vertical-align="middle" draw:auto-grow-height="false" fo:min-height="0cm" fo:min-width="0cm" fo:padding-top="0.13cm" fo:padding-bottom="0.13cm" fo:padding-left="0.255cm" fo:padding-right="0.255cm"/>
    </style:style>
    <style:style style:name="gr6" style:family="graphic" style:parent-style-name="standard">
      <style:graphic-properties draw:stroke="solid" svg:stroke-width="0.01cm" svg:stroke-color="#f6d126" draw:marker-start-width="0.22cm" draw:marker-end-width="0.22cm" draw:fill="solid" draw:fill-color="#f6d126" draw:textarea-vertical-align="middle" draw:auto-grow-height="false" fo:min-height="0.008cm" fo:min-width="0cm" fo:padding-top="0.137cm" fo:padding-bottom="0.137cm" fo:padding-left="0.262cm" fo:padding-right="0.262cm"/>
    </style:style>
    <style:style style:name="gr7" style:family="graphic" style:parent-style-name="standard">
      <style:graphic-properties draw:stroke="solid" draw:stroke-dash="Dashed_20__28_var_29__20_1" svg:stroke-width="0.03cm" svg:stroke-color="#024265" draw:marker-start-width="0.09cm" draw:marker-end-width="0.09cm" draw:stroke-linejoin="round" svg:stroke-linecap="butt" draw:textarea-horizontal-align="center" draw:textarea-vertical-align="middle" fo:padding-top="0.14cm" fo:padding-bottom="0.14cm" fo:padding-left="0.265cm" fo:padding-right="0.265cm"/>
    </style:style>
    <style:style style:name="P1" style:family="paragraph">
      <loext:graphic-properties draw:fill-color="#3465a4"/>
      <style:paragraph-properties fo:text-align="center"/>
    </style:style>
    <style:style style:name="P2" style:family="paragraph">
      <loext:graphic-properties draw:fill="none"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="solid" draw:fill-color="#f6d126"/>
      <style:paragraph-properties fo:text-align="center"/>
    </style:style>
    <style:style style:name="P6" style:family="paragraph">
      <style:paragraph-properties fo:text-align="center"/>
    </style:style>
  </office:automatic-styles>
  <office:body>
    <office:drawing>
      <draw:page draw:name="page1" draw:style-name="dp1" draw:master-page-name="Standard">
        <draw:custom-shape draw:style-name="gr1" draw:text-style-name="P1" draw:layer="layout" svg:width="0.4cm" svg:height="0.4cm" svg:x="0.357cm" svg:y="0.36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05cm" svg:height="0.206cm" svg:x="0.798cm" svg:y="0.626cm">
          <text:p/>
          <draw:enhanced-geometry draw:mirror-horizontal="false" draw:mirror-vertical="false" draw:glue-point-type="segments" draw:type="mso-spt100" draw:modifiers="-21.0236700983569 -69.6927895231132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g>
          <draw:polygon draw:style-name="gr3" draw:text-style-name="P2" draw:layer="layout" svg:width="0.09cm" svg:height="0.09cm" svg:x="0.512cm" svg:y="0.518cm" svg:viewBox="0 0 91 91" draw:points="91,46 91,49 91,52 90,55 89,57 89,60 87,63 86,66 85,69 83,71 82,73 80,76 78,78 75,80 73,82 71,84 68,85 66,87 63,88 60,89 57,90 54,90 51,91 48,91 45,91 43,91 40,91 37,90 34,90 31,89 28,88 25,87 23,85 20,84 18,82 15,80 13,78 11,76 9,73 8,71 6,69 5,66 3,63 2,60 2,57 1,55 0,52 0,49 0,46 0,43 0,40 1,37 2,34 2,31 3,28 5,25 6,23 8,20 9,18 11,16 13,13 15,11 18,9 20,8 23,6 25,5 28,3 31,2 34,2 37,1 40,0 43,0 45,0 48,0 51,0 54,1 57,2 60,2 63,3 66,5 68,6 71,8 73,9 75,11 78,13 80,16 82,18 83,20 85,23 86,25 87,28 89,31 89,34 90,37 91,40 91,43">
            <text:p/>
          </draw:polygon>
          <draw:polygon draw:style-name="gr3" draw:text-style-name="P2" draw:layer="layout" svg:width="0.09cm" svg:height="0.09cm" svg:x="0.512cm" svg:y="0.519cm" svg:viewBox="0 0 91 91" draw:points="91,46 91,49 91,52 90,55 89,57 89,60 87,63 86,66 85,69 83,71 82,73 80,76 78,78 75,80 73,82 71,84 68,85 66,87 63,88 60,89 57,90 54,90 51,91 48,91 45,91 43,91 40,91 37,90 34,90 31,89 28,88 25,87 23,85 20,84 18,82 15,80 13,78 11,76 9,73 8,71 6,69 5,66 3,63 2,60 2,57 1,55 0,52 0,49 0,46 0,43 0,40 1,37 2,34 2,31 3,28 5,25 6,23 8,20 9,18 11,16 13,13 15,11 18,9 20,8 23,6 25,5 28,3 31,2 34,2 37,1 40,0 43,0 45,0 48,0 51,0 54,1 57,2 60,2 63,3 66,5 68,6 71,8 73,9 75,11 78,13 80,16 82,18 83,20 85,23 86,25 87,28 89,31 89,34 90,37 91,40 91,43">
            <text:p/>
          </draw:polygon>
          <draw:custom-shape draw:style-name="gr4" draw:text-style-name="P3" draw:layer="layout" svg:width="0.224cm" svg:height="0.224cm" svg:x="0.445cm" svg:y="0.45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4" draw:layer="layout" svg:width="0.124cm" svg:height="0.124cm" svg:x="0.495cm" svg:y="0.5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5" draw:layer="layout" svg:width="0.282cm" svg:height="0.282cm" svg:x="0.416cm" svg:y="0.423cm">
            <text:p/>
            <draw:enhanced-geometry draw:mirror-horizontal="false" draw:mirror-vertical="false" draw:glue-point-type="segments" draw:type="mso-spt100" draw:modifiers="-28.8797891434081 -59.1132538778865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line draw:style-name="gr7" draw:text-style-name="P6" draw:layer="layout" svg:x1="0.483cm" svg:y1="0.564cm" svg:x2="0.415cm" svg:y2="0.564cm">
            <text:p/>
          </draw:line>
          <draw:line draw:style-name="gr7" draw:text-style-name="P6" draw:layer="layout" svg:x1="0.631cm" svg:y1="0.564cm" svg:x2="0.699cm" svg:y2="0.564cm">
            <text:p/>
          </draw:line>
          <draw:line draw:style-name="gr7" draw:text-style-name="P6" draw:layer="layout" svg:x1="0.557cm" svg:y1="0.492cm" svg:x2="0.557cm" svg:y2="0.423cm">
            <text:p/>
          </draw:line>
          <draw:line draw:style-name="gr7" draw:text-style-name="P6" draw:layer="layout" svg:x1="0.557cm" svg:y1="0.707cm" svg:x2="0.557cm" svg:y2="0.638cm">
            <text:p/>
          </draw:lin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107cm" fo:margin-bottom="0.107cm" fo:margin-left="0.107cm" fo:margin-right="0.107cm" fo:page-width="2.633cm" fo:page-height="2.63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5-05-25T00:25:25.683284090</dc:date>
    <meta:editing-duration>PT38M42S</meta:editing-duration>
    <meta:editing-cycles>9</meta:editing-cycles>
    <meta:generator>LibreOffice/7.1.5.2$Linux_X86_64 LibreOffice_project/10$Build-2</meta:generator>
    <meta:document-statistic meta:object-count="12"/>
  </office:meta>
</office:document-meta>
</file>